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3847in" style:rel-column-width="13107*"/>
    </style:style>
    <style:style style:name="Table2.C" style:family="table-column">
      <style:table-column-properties style:column-width="1.3854in" style:rel-column-width="13108*"/>
    </style:style>
    <style:style style:name="Table2.E" style:family="table-column">
      <style:table-column-properties style:column-width="1.3847in" style:rel-column-width="13106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0accbc"/>
    </style:style>
    <style:style style:name="P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0f592a"/>
    </style:style>
    <style:style style:name="P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161e8"/>
    </style:style>
    <style:style style:name="P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1a53f"/>
    </style:style>
    <style:style style:name="P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35fdc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36839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4b070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8ab8a"/>
    </style:style>
    <style:style style:name="P9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fo:font-weight="bold" officeooo:paragraph-rsid="0008ecd8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0accbc" officeooo:paragraph-rsid="000accbc" style:text-blinking="false" loext:padding="0in" loext:border="none"/>
    </style:style>
    <style:style style:name="P1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08ecd8" style:text-blinking="false" loext:padding="0in" loext:border="none"/>
    </style:style>
    <style:style style:name="P1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0f592a" officeooo:paragraph-rsid="000f592a" style:text-blinking="false" loext:padding="0in" loext:border="none"/>
    </style:style>
    <style:style style:name="P1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08ecd8" officeooo:paragraph-rsid="0008ecd8" style:text-blinking="false" style:font-weight-asian="normal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592a" officeooo:paragraph-rsid="000f592a" style:text-blinking="false" loext:padding="0in" loext:border="none"/>
    </style:style>
    <style:style style:name="P15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592a" officeooo:paragraph-rsid="000f592a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P16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592a" officeooo:paragraph-rsid="0018fc84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P17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fc84" officeooo:paragraph-rsid="0018fc84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0c451e" officeooo:paragraph-rsid="000c451e"/>
    </style:style>
    <style:style style:name="P1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1161e8" officeooo:paragraph-rsid="001161e8"/>
    </style:style>
    <style:style style:name="P2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11a53f" officeooo:paragraph-rsid="0011a53f"/>
    </style:style>
    <style:style style:name="P2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14b070" officeooo:paragraph-rsid="0014b070"/>
    </style:style>
    <style:style style:name="P2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18ab8a" officeooo:paragraph-rsid="0018ab8a"/>
    </style:style>
    <style:style style:name="P23" style:family="paragraph" style:parent-style-name="Standard">
      <style:text-properties officeooo:paragraph-rsid="0018fc84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8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592a" officeooo:paragraph-rsid="000f5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592a" officeooo:paragraph-rsid="0018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e11" officeooo:paragraph-rsid="000f8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e11" officeooo:paragraph-rsid="0018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c84" officeooo:paragraph-rsid="0018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8e11" officeooo:paragraph-rsid="000f8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31c1" officeooo:paragraph-rsid="000c451e" style:text-blinking="false" loext:padding="0in" loext:border="none"/>
    </style:style>
    <style:style style:name="P3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592a" officeooo:paragraph-rsid="000f592a" style:text-blinking="false" loext:padding="0in" loext:border="none"/>
    </style:style>
    <style:style style:name="P3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officeooo:paragraph-rsid="001161e8" style:text-blinking="false" loext:padding="0in" loext:border="none"/>
    </style:style>
    <style:style style:name="P3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officeooo:paragraph-rsid="0011a53f" style:text-blinking="false" loext:padding="0in" loext:border="none"/>
    </style:style>
    <style:style style:name="P3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5fdc" officeooo:paragraph-rsid="00135fdc" style:text-blinking="false" loext:padding="0in" loext:border="none"/>
    </style:style>
    <style:style style:name="P3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5fdc" officeooo:paragraph-rsid="00136839" style:text-blinking="false" loext:padding="0in" loext:border="none"/>
    </style:style>
    <style:style style:name="P3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officeooo:paragraph-rsid="00136839" style:text-blinking="false" loext:padding="0in" loext:border="none"/>
    </style:style>
    <style:style style:name="P4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officeooo:paragraph-rsid="0014b070" style:text-blinking="false" loext:padding="0in" loext:border="none"/>
    </style:style>
    <style:style style:name="P4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4b070" officeooo:paragraph-rsid="0014b070" style:text-blinking="false" loext:padding="0in" loext:border="none"/>
    </style:style>
    <style:style style:name="P42" style:family="paragraph" style:parent-style-name="Standard" style:list-style-name="L1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36839"/>
    </style:style>
    <style:style style:name="P43" style:family="paragraph" style:parent-style-name="Standard" style:list-style-name="L2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36839"/>
    </style:style>
    <style:style style:name="P4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a2e30"/>
    </style:style>
    <style:style style:name="T1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0accbc" style:text-blinking="false" loext:padding="0in" loext:border="none"/>
    </style:style>
    <style:style style:name="T2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0c451e" style:text-blinking="false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08ecd8" style:text-blinking="false" style:font-weight-asian="normal" style:font-weight-complex="normal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0accbc" style:text-blinking="false" style:font-weight-asian="normal" style:font-weight-complex="normal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0f592a" style:text-blinking="false" style:font-weight-asian="normal" style:font-weight-complex="normal" loext:padding="0in" loext:border="none"/>
    </style:style>
    <style:style style:name="T6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1161e8" style:text-blinking="false" style:font-weight-asian="normal" style:font-weight-complex="normal" loext:padding="0in" loext:border="none"/>
    </style:style>
    <style:style style:name="T7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11a53f" style:text-blinking="false" style:font-weight-asian="normal" style:font-weight-complex="normal" loext:padding="0in" loext:border="none"/>
    </style:style>
    <style:style style:name="T8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135fdc" style:text-blinking="false" style:font-weight-asian="normal" style:font-weight-complex="normal" loext:padding="0in" loext:border="none"/>
    </style:style>
    <style:style style:name="T9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14b070" style:text-blinking="false" style:font-weight-asian="normal" style:font-weight-complex="normal" loext:padding="0in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accbc" style:text-blinking="false" loext:padding="0in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c451e" style:text-blinking="false" loext:padding="0in" loext:border="none"/>
    </style:style>
    <style:style style:name="T13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31c1" style:text-blinking="false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style:text-blinking="false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a53f" style:text-blinking="false" loext:padding="0in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35fdc" style:text-blinking="false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77951" style:text-blinking="false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a2e30" style:text-blinking="false" loext:padding="0in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super 58%" style:font-name="David CLM" fo:font-size="12pt" fo:letter-spacing="normal" fo:font-style="normal" style:text-underline-style="none" fo:font-weight="normal" style:text-blinking="false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super 58%" style:font-name="David CLM" fo:font-size="12pt" fo:letter-spacing="normal" fo:font-style="normal" style:text-underline-style="none" fo:font-weight="normal" officeooo:rsid="0011a53f" style:text-blinking="false" loext:padding="0in" loext:border="none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super 58%" style:font-name="David CLM" fo:font-size="12pt" fo:letter-spacing="normal" fo:font-style="normal" style:text-underline-style="none" fo:font-weight="normal" officeooo:rsid="00135fdc" style:text-blinking="false" loext:padding="0in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super 58%" style:font-name="David CLM" fo:font-size="12pt" fo:letter-spacing="normal" fo:font-style="normal" style:text-underline-style="none" fo:font-weight="normal" officeooo:rsid="001a2e30" style:text-blinking="false" loext:padding="0in" loext:border="none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style:text-blinking="false" loext:padding="0in" loext:border="none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161e8" style:text-blinking="false" loext:padding="0in" loext:border="none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1a53f" style:text-blinking="false" loext:padding="0in" loext:border="none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5fdc" style:text-blinking="false" loext:padding="0in" loext:border="none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style:text-blinking="false" loext:padding="0in" loext:border="none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4b070" style:text-blinking="false" loext:padding="0in" loext:border="none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6e204" style:text-blinking="false" loext:padding="0in" loext:border="none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77951" style:text-blinking="false" loext:padding="0in" loext:border="none"/>
    </style:style>
    <style:style style:name="T31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style:text-blinking="false" style:font-weight-asian="bold" style:font-weight-complex="bold" loext:padding="0in" loext:border="none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style:text-blinking="false" style:font-weight-asian="bold" style:font-weight-complex="bold" loext:padding="0in" loext:border="none"/>
    </style:style>
    <style:style style:name="T33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8ab8a" style:text-blinking="false" loext:padding="0in" loext:border="none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8fc84" style:text-blinking="false" loext:padding="0in" loext:border="none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a2e30" style:text-blinking="false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officeooo:rsid="0008ecd8" style:text-blinking="false" fo:background-color="transparent" loext:char-shading-value="0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style:text-blinking="false" fo:background-color="transparent" loext:char-shading-value="0" loext:padding="0in" loext:border="none"/>
    </style:style>
    <style:style style:name="T38" style:family="text">
      <style:text-properties fo:font-variant="normal" fo:text-transform="none" fo:color="#666666" style:text-line-through-style="none" style:text-line-through-type="none" style:font-name="David CLM" fo:font-size="12pt" fo:letter-spacing="normal" fo:font-style="normal" style:text-underline-style="none" fo:font-weight="normal" officeooo:rsid="000accbc" style:text-blinking="false" loext:padding="0in" loext:border="none"/>
    </style:style>
    <style:style style:name="T39" style:family="text">
      <style:text-properties fo:font-variant="normal" fo:text-transform="none" fo:color="#666666" style:text-line-through-style="none" style:text-line-through-type="none" style:font-name="David CLM" fo:font-size="12pt" fo:letter-spacing="normal" fo:font-style="normal" style:text-underline-style="none" fo:font-weight="normal" officeooo:rsid="000f31c1" style:text-blinking="false" loext:padding="0in" loext:border="none"/>
    </style:style>
    <style:style style:name="T40" style:family="text">
      <style:text-properties fo:font-variant="normal" fo:text-transform="none" fo:color="#666666" style:text-line-through-style="none" style:text-line-through-type="none" style:font-name="David CLM" fo:font-size="12pt" fo:letter-spacing="normal" fo:font-style="normal" style:text-underline-style="none" fo:font-weight="normal" style:text-blinking="false" loext:padding="0in" loext:border="none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0f31c1"/>
    </style:style>
    <style:style style:name="T43" style:family="text">
      <style:text-properties officeooo:rsid="000f8e11"/>
    </style:style>
    <style:style style:name="T44" style:family="text">
      <style:text-properties officeooo:rsid="001a2e30"/>
    </style:style>
    <style:style style:name="T45" style:family="text">
      <style:text-properties style:text-position="super 58%"/>
    </style:style>
    <style:style style:name="T46" style:family="text">
      <style:text-properties style:text-position="0% 100%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904467249808" text:id="ct94904467249808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4904467250080" text:id="ct94904467250080">
          <text:insertion>
            <office:change-info>
              <dc:creator>Unknown Author</dc:creator>
              <dc:date>2021-01-11T18:39:17</dc:date>
            </office:change-info>
          </text:insertion>
        </text:changed-region>
        <text:changed-region xml:id="ct94904467343664" text:id="ct94904467343664">
          <text:insertion>
            <office:change-info>
              <dc:creator>Unknown Author</dc:creator>
              <dc:date>2021-01-11T18:42:09</dc:date>
            </office:change-info>
          </text:insertion>
        </text:changed-region>
        <text:changed-region xml:id="ct94904467345040" text:id="ct94904467345040">
          <text:insertion>
            <office:change-info>
              <dc:creator>Unknown Author</dc:creator>
              <dc:date>2021-01-11T18:43:01</dc:date>
            </office:change-info>
          </text:insertion>
        </text:changed-region>
        <text:changed-region xml:id="ct94904467349328" text:id="ct94904467349328">
          <text:insertion>
            <office:change-info>
              <dc:creator>Unknown Author</dc:creator>
              <dc:date>2021-01-11T18:46:00</dc:date>
            </office:change-info>
          </text:insertion>
        </text:changed-region>
        <text:changed-region xml:id="ct94904467351984" text:id="ct94904467351984">
          <text:insertion>
            <office:change-info>
              <dc:creator>Unknown Author</dc:creator>
              <dc:date>2021-01-11T18:46:00</dc:date>
            </office:change-info>
          </text:insertion>
        </text:changed-region>
        <text:changed-region xml:id="ct94904467349840" text:id="ct94904467349840">
          <text:insertion>
            <office:change-info>
              <dc:creator>Unknown Author</dc:creator>
              <dc:date>2021-01-11T18:46:00</dc:date>
            </office:change-info>
          </text:insertion>
        </text:changed-region>
        <text:changed-region xml:id="ct94904467359312" text:id="ct94904467359312">
          <text:insertion>
            <office:change-info>
              <dc:creator>Unknown Author</dc:creator>
              <dc:date>2021-01-11T18:49:51</dc:date>
            </office:change-info>
          </text:insertion>
        </text:changed-region>
        <text:changed-region xml:id="ct94904467360928" text:id="ct94904467360928">
          <text:insertion>
            <office:change-info>
              <dc:creator>Unknown Author</dc:creator>
              <dc:date>2021-01-11T18:46:00</dc:date>
            </office:change-info>
          </text:insertion>
        </text:changed-region>
        <text:changed-region xml:id="ct94904467362912" text:id="ct94904467362912">
          <text:insertion>
            <office:change-info>
              <dc:creator>Unknown Author</dc:creator>
              <dc:date>2021-01-11T18:48:22</dc:date>
            </office:change-info>
          </text:insertion>
        </text:changed-region>
        <text:changed-region xml:id="ct94904467364848" text:id="ct94904467364848">
          <text:insertion>
            <office:change-info>
              <dc:creator>Unknown Author</dc:creator>
              <dc:date>2021-01-11T18:49:52</dc:date>
            </office:change-info>
          </text:insertion>
        </text:changed-region>
        <text:changed-region xml:id="ct94904467368288" text:id="ct94904467368288">
          <text:insertion>
            <office:change-info>
              <dc:creator>Unknown Author</dc:creator>
              <dc:date>2021-01-11T18:52:12</dc:date>
            </office:change-info>
          </text:insertion>
        </text:changed-region>
        <text:changed-region xml:id="ct94904467368528" text:id="ct94904467368528">
          <text:insertion>
            <office:change-info>
              <dc:creator>Unknown Author</dc:creator>
              <dc:date>2021-01-11T18:50:03</dc:date>
            </office:change-info>
          </text:insertion>
        </text:changed-region>
        <text:changed-region xml:id="ct94904467368768" text:id="ct94904467368768">
          <text:insertion>
            <office:change-info>
              <dc:creator>Unknown Author</dc:creator>
              <dc:date>2021-01-11T18:49:52</dc:date>
            </office:change-info>
          </text:insertion>
        </text:changed-region>
        <text:changed-region xml:id="ct94904467369008" text:id="ct94904467369008">
          <text:insertion>
            <office:change-info>
              <dc:creator>Unknown Author</dc:creator>
              <dc:date>2021-01-11T18:50:00</dc:date>
            </office:change-info>
          </text:insertion>
        </text:changed-region>
        <text:changed-region xml:id="ct94904467369248" text:id="ct94904467369248">
          <text:insertion>
            <office:change-info>
              <dc:creator>Unknown Author</dc:creator>
              <dc:date>2021-01-11T18:51:00</dc:date>
            </office:change-info>
          </text:insertion>
        </text:changed-region>
        <text:changed-region xml:id="ct94904467369488" text:id="ct94904467369488">
          <text:insertion>
            <office:change-info>
              <dc:creator>Unknown Author</dc:creator>
              <dc:date>2021-01-11T1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6">ME333 – Winter Break Homework </text:span><text:span text:style-name="T37">– </text:span><text:span text:style-name="T36">Yael Ben Shalom</text:span></text:p>
      <text:p text:style-name="P11"/>
      <text:p text:style-name="P13">Exercise 1:</text:p>
      <text:p text:style-name="P10"><text:change-start text:change-id="ct94904467249808"/>C file Attached under Exercise1 folder.</text:p>
      <text:p text:style-name="P10"/>
      <text:p text:style-name="P1"><text:span text:style-name="T3">Exercise </text:span><text:span text:style-name="T4">2</text:span><text:span text:style-name="T3">:</text:span></text:p>
      <text:p text:style-name="P1"><text:change-end text:change-id="ct94904467249808"/><text:change-start text:change-id="ct94904467250080"/><text:span text:style-name="T1">A pointer </text:span><text:change-end text:change-id="ct94904467250080"/><text:change-start text:change-id="ct94904467343664"/><text:span text:style-name="T1">variable is a variable that stores the address of another variable.</text:span><text:change-end text:change-id="ct94904467343664"/><text:change-start text:change-id="ct94904467345040"/><text:span text:style-name="T1"> For example</text:span><text:change-end text:change-id="ct94904467345040"/><text:change-start text:change-id="ct94904467349328"/><text:span text:style-name="T1">, </text:span><text:span text:style-name="T2">for </text:span><text:span text:style-name="T38">int *i</text:span><text:change-end text:change-id="ct94904467349328"/><text:span text:style-name="T39">p</text:span><text:span text:style-name="T38">,</text:span><text:change-start text:change-id="ct94904467351984"/><text:span text:style-name="T11"> </text:span><text:span text:style-name="T12">the type of i</text:span><text:change-end text:change-id="ct94904467351984"/><text:span text:style-name="T13">p</text:span><text:change-start text:change-id="ct94904467349840"/><text:span text:style-name="T12"> is </text:span><text:change-end text:change-id="ct94904467349840"/><text:change-start text:change-id="ct94904467359312"/><text:span text:style-name="T12">“</text:span><text:change-end text:change-id="ct94904467359312"/><text:change-start text:change-id="ct94904467360928"/><text:span text:style-name="T11">po</text:span><text:change-end text:change-id="ct94904467360928"/><text:change-start text:change-id="ct94904467362912"/><text:span text:style-name="T12">inter to type int</text:span><text:change-end text:change-id="ct94904467362912"/><text:change-start text:change-id="ct94904467364848"/><text:span text:style-name="T12">”</text:span><text:change-end text:change-id="ct94904467364848"/><text:span text:style-name="T12">.</text:span><text:change-start text:change-id="ct94904467368288"/></text:p>
      <text:p text:style-name="P18"><text:change-end text:change-id="ct94904467368288"/><text:change-start text:change-id="ct94904467368528"/><text:span text:style-name="T10">N</text:span><text:change-end text:change-id="ct94904467368528"/><text:change-start text:change-id="ct94904467368768"/><text:span text:style-name="T10">on-</text:span><text:change-end text:change-id="ct94904467368768"/><text:change-start text:change-id="ct94904467369008"/><text:span text:style-name="T10">pointer variable is</text:span><text:change-end text:change-id="ct94904467369008"/><text:change-start text:change-id="ct94904467369248"/><text:span text:style-name="T10"> a variable that stores a value. For example, </text:span><text:change-end text:change-id="ct94904467369248"/><text:span text:style-name="T13">for </text:span><text:change-start text:change-id="ct94904467369488"/><text:span text:style-name="T40">int ip</text:span><text:change-end text:change-id="ct94904467369488"/><text:span text:style-name="T10">, </text:span><text:span text:style-name="T13">the type of ip is an int. ip stores an int, and not an address.</text:span></text:p>
      <text:p text:style-name="P33"/>
      <text:p text:style-name="P2"><text:span text:style-name="T3">Exercise </text:span><text:span text:style-name="T5">3</text:span><text:span text:style-name="T3">:</text:span></text:p>
      <text:p text:style-name="P12"><text:span text:style-name="T42">T</text:span><text:span text:style-name="T41">he difference between interpreted and compiled code is that interpreted code is converted to machine code and executed while the program is running, while compiled code is converted to machine-code in advance. Compiled code typically runs faster than interpreted code, since the translation to machine code is done in advance.</text:span></text:p>
      <text:p text:style-name="P14"/>
      <text:p text:style-name="P2"><text:span text:style-name="T3">Exercise </text:span><text:span text:style-name="T5">4</text:span><text:span text:style-name="T3">:</text:span></text:p>
      <text:p text:style-name="P14">the conversion of the hexadecimal numbers to binary numbers and decimal numbers:</text:p>
      <table:table table:name="Table1" table:style-name="Table1" table:template-name="Default Style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5">hexadecimal</text:p>
          </table:table-cell>
          <table:table-cell table:style-name="Table1.A1" office:value-type="string">
            <text:p text:style-name="P15">decimal</text:p>
          </table:table-cell>
          <table:table-cell table:style-name="Table1.A1" office:value-type="string">
            <text:p text:style-name="P15">binary</text:p>
          </table:table-cell>
          <table:table-cell table:style-name="Table1.D1" office:value-type="string">
            <text:p text:style-name="P15">most significant bit</text:p>
          </table:table-cell>
        </table:table-row>
        <table:table-row table:style-name="Table1.1">
          <table:table-cell table:style-name="Table1.A2" office:value-type="string">
            <text:p text:style-name="P28">0x1E</text:p>
          </table:table-cell>
          <table:table-cell table:style-name="Table1.A2" office:value-type="string">
            <text:p text:style-name="P26">30</text:p>
          </table:table-cell>
          <table:table-cell table:style-name="Table1.A2" office:value-type="string">
            <text:p text:style-name="P24">00011110</text:p>
          </table:table-cell>
          <table:table-cell table:style-name="Table1.D2" office:value-type="string">
            <text:p text:style-name="P29">0</text:p>
          </table:table-cell>
        </table:table-row>
        <table:table-row table:style-name="Table1.1">
          <table:table-cell table:style-name="Table1.A2" office:value-type="string">
            <text:p text:style-name="P28">0x32</text:p>
          </table:table-cell>
          <table:table-cell table:style-name="Table1.A2" office:value-type="string">
            <text:p text:style-name="P24">50</text:p>
          </table:table-cell>
          <table:table-cell table:style-name="Table1.A2" office:value-type="string">
            <text:p text:style-name="P24"><text:span text:style-name="T43">00</text:span>110010</text:p>
          </table:table-cell>
          <table:table-cell table:style-name="Table1.D2" office:value-type="string">
            <text:p text:style-name="P29">0</text:p>
          </table:table-cell>
        </table:table-row>
        <table:table-row table:style-name="Table1.1">
          <table:table-cell table:style-name="Table1.A2" office:value-type="string">
            <text:p text:style-name="P28">0xFE</text:p>
          </table:table-cell>
          <table:table-cell table:style-name="Table1.A2" office:value-type="string">
            <text:p text:style-name="P32">254</text:p>
          </table:table-cell>
          <table:table-cell table:style-name="Table1.A2" office:value-type="string">
            <text:p text:style-name="P32">11111110</text:p>
          </table:table-cell>
          <table:table-cell table:style-name="Table1.D2" office:value-type="string">
            <text:p text:style-name="P29">1</text:p>
          </table:table-cell>
        </table:table-row>
        <table:table-row table:style-name="Table1.1">
          <table:table-cell table:style-name="Table1.A2" office:value-type="string">
            <text:p text:style-name="P28">0xC4</text:p>
          </table:table-cell>
          <table:table-cell table:style-name="Table1.A2" office:value-type="string">
            <text:p text:style-name="P24">196</text:p>
          </table:table-cell>
          <table:table-cell table:style-name="Table1.A2" office:value-type="string">
            <text:p text:style-name="P24">11000100</text:p>
          </table:table-cell>
          <table:table-cell table:style-name="Table1.D2" office:value-type="string">
            <text:p text:style-name="P29">1</text:p>
          </table:table-cell>
        </table:table-row>
      </table:table>
      <text:p text:style-name="P14"/>
      <text:p text:style-name="P3"><text:span text:style-name="T3">Exercise </text:span><text:span text:style-name="T6">6</text:span><text:span text:style-name="T3">:</text:span></text:p>
      <text:p text:style-name="P3"><text:span text:style-name="T13">E</text:span><text:span text:style-name="T14">very byte of memory → addressed by 16-bit address = 2 byte address → corresponding byte in memory.</text:span></text:p>
      <text:p text:style-name="P44"><text:span text:style-name="T18">My computer has 15.2 GiB = 15.2x10</text:span><text:span text:style-name="T22">9</text:span><text:span text:style-name="T35"> bytes = 15.2x10</text:span><text:span text:style-name="T22">9</text:span><text:span text:style-name="T35"> x 16 bits = 2.432x10</text:span><text:span text:style-name="T22">11</text:span><text:span text:style-name="T35">.</text:span></text:p>
      <text:p text:style-name="P35"/>
      <text:p text:style-name="P3"><text:span text:style-name="T3">Exercise </text:span><text:span text:style-name="T6">7</text:span><text:span text:style-name="T3">:</text:span></text:p>
      <text:p text:style-name="P3"><text:span text:style-name="T17">a. </text:span><text:span text:style-name="T14">ch = ‘</text:span><text:span text:style-name="T15">K</text:span><text:span text:style-name="T14">’ can be written equivalently using the number </text:span><text:span text:style-name="T15">75</text:span><text:span text:style-name="T14"> on the right side.</text:span></text:p>
      <text:p text:style-name="P19"><text:span text:style-name="T17">b. </text:span><text:span text:style-name="T10">The number for ‘5’ is </text:span><text:span text:style-name="T15">53.</text:span></text:p>
      <text:p text:style-name="P19"><text:span text:style-name="T17">c. </text:span><text:span text:style-name="T10">The number for ‘=’ is </text:span><text:span text:style-name="T15">61.</text:span></text:p>
      <text:p text:style-name="P19"><text:span text:style-name="T17">d. </text:span><text:span text:style-name="T10">The number for ‘?’ is </text:span><text:span text:style-name="T15">63.</text:span></text:p>
      <text:p text:style-name="P4"><text:soft-page-break/><text:span text:style-name="T3">Exercise </text:span><text:span text:style-name="T7">8</text:span><text:span text:style-name="T3">:</text:span></text:p>
      <text:p text:style-name="P20"><text:span text:style-name="T17">a. </text:span><text:span text:style-name="T14">T</text:span><text:span text:style-name="T10">he range of values for an unsigned char is 0 – 2</text:span><text:span text:style-name="T19">8</text:span><text:span text:style-name="T23">-1.</text:span></text:p>
      <text:p text:style-name="P4"><text:span text:style-name="T30">b. </text:span><text:span text:style-name="T24">T</text:span><text:span text:style-name="T25">he range of values for an short is -2</text:span><text:span text:style-name="T21">15</text:span><text:span text:style-name="T25"> – 2</text:span><text:span text:style-name="T21">15</text:span><text:span text:style-name="T25">-1.</text:span></text:p>
      <text:p text:style-name="P4"><text:span text:style-name="T30">c. </text:span><text:span text:style-name="T24">T</text:span><text:span text:style-name="T25">he range of values for an double is -2</text:span><text:span text:style-name="T20">2048</text:span><text:span text:style-name="T25"> – 2</text:span><text:span text:style-name="T20">2048</text:span><text:span text:style-name="T25">-</text:span><text:span text:style-name="T26">1</text:span><text:span text:style-name="T25">.</text:span></text:p>
      <text:p text:style-name="P36"/>
      <text:p text:style-name="P5"><text:span text:style-name="T3">Exercise </text:span><text:span text:style-name="T8">10</text:span><text:span text:style-name="T3">:</text:span></text:p>
      <text:p text:style-name="P5"><text:span text:style-name="T14">T</text:span><text:span text:style-name="T16">he different between sign and unsigned integers is that signed integers can get any value between -2</text:span><text:span text:style-name="T21">31</text:span><text:span text:style-name="T26"> – 2</text:span><text:span text:style-name="T21">31</text:span><text:span text:style-name="T26">-1, including negative values, and unsigned integers can only get positive integers between 0 – 2</text:span><text:span text:style-name="T21">32</text:span><text:span text:style-name="T26">-1.</text:span></text:p>
      <text:p text:style-name="P37"/>
      <text:p text:style-name="P5"><text:span text:style-name="T3">Exercise </text:span><text:span text:style-name="T8">11</text:span><text:span text:style-name="T3">:</text:span></text:p>
      <text:list xml:id="list65414544" text:style-name="L1">
        <text:list-header>
          <text:p text:style-name="P42"><text:span text:style-name="T30">a. </text:span><text:span text:style-name="T26">F</text:span><text:span text:style-name="T27">or integer math, the pros and cons of using chars vs. ints are:</text:span></text:p>
        </text:list-header>
      </text:list>
      <text:p text:style-name="P39"><text:tab/>Ints can represent a larger range of numbers, but saves less memory than chars.</text:p>
      <text:p text:style-name="P39"><text:tab/>Chars saves memory, but works only for small numbers (lower range that ints).</text:p>
      <text:list xml:id="list1905906020" text:style-name="L2">
        <text:list-header>
          <text:p text:style-name="P43"><text:span text:style-name="T30">b. </text:span><text:span text:style-name="T26">F</text:span><text:span text:style-name="T27">or floating point math, the pros and cons of using floats vs. doubles are:</text:span></text:p>
        </text:list-header>
      </text:list>
      <text:p text:style-name="P7"><text:span text:style-name="T26"><text:tab/>F</text:span><text:span text:style-name="T28">loats have faster computation and requires less memory, bu</text:span><text:span text:style-name="T29">t</text:span><text:span text:style-name="T28"> have a pour resolution when compered <text:tab/>with doubles.</text:span></text:p>
      <text:p text:style-name="P41"><text:tab/>Doubles requires more memory, but have a maximum resolution. </text:p>
      <text:p text:style-name="P6"><text:span text:style-name="T30">c. </text:span><text:span text:style-name="T26">F</text:span><text:span text:style-name="T27">or integer math, the pros and cons of using chars vs. floats are:</text:span></text:p>
      <text:p text:style-name="P7"><text:span text:style-name="T28"><text:tab/>Chars </text:span><text:span text:style-name="T27">saves memory, but works only for small numbers (lower range that ints).</text:span></text:p>
      <text:p text:style-name="P21"><text:span text:style-name="T27"><text:tab/>F</text:span><text:span text:style-name="T23">loats have slower computation of integer math and can’t represent a larger range of integers, there <text:tab/>are no pros to floats for </text:span><text:span text:style-name="T27">integer math. </text:span><text:span text:style-name="T23">It’s better to use ints or chars.</text:span></text:p>
      <text:p text:style-name="P38"/>
      <text:p text:style-name="P7"><text:span text:style-name="T3">Exercise </text:span><text:span text:style-name="T9">16</text:span><text:span text:style-name="T3">:</text:span></text:p>
      <text:p text:style-name="P22"><text:span text:style-name="T27">T</text:span><text:span text:style-name="T23">he pointer type is </text:span><text:span text:style-name="T31">“pointer to type double”. </text:span><text:span text:style-name="T32">The pointer is an address, so in our situation, the pointer occupy eight bytes.</text:span></text:p>
      <text:p text:style-name="P8"><text:span text:style-name="T27">Of the common integer and floating point data types discussed in </text:span><text:span text:style-name="T29">the</text:span><text:span text:style-name="T27"> chapter, the most similar to </text:span><text:span text:style-name="T29">the </text:span><text:span text:style-name="T27"><text:s/>pointer type </text:span><text:span text:style-name="T33">a </text:span><text:span text:style-name="T27">unsigned int</text:span><text:span text:style-name="T33">eger, because address has no decimal point (so it can’t be similar to float), and no negative values (so it can’t be similar to a </text:span><text:span text:style-name="T27">signed int</text:span><text:span text:style-name="T33">eger)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"><text:soft-page-break/><text:span text:style-name="T3">Exercise </text:span><text:span text:style-name="T9">17</text:span><text:span text:style-name="T3">:</text:span></text:p>
      <text:p text:style-name="P7"><text:span text:style-name="T27"><text:s/></text:span><text:span text:style-name="T34">The contents (hex) address ranges (unknown = -)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>i</text:p>
          </table:table-cell>
          <table:table-cell table:style-name="Table2.A1" office:value-type="string">
            <text:p text:style-name="P17">j</text:p>
          </table:table-cell>
          <table:table-cell table:style-name="Table2.A1" office:value-type="string">
            <text:p text:style-name="P17">kp</text:p>
          </table:table-cell>
          <table:table-cell table:style-name="Table2.E1" office:value-type="string">
            <text:p text:style-name="P17">np</text:p>
          </table:table-cell>
        </table:table-row>
        <table:table-row table:style-name="Table2.1">
          <table:table-cell table:style-name="Table2.A2" office:value-type="string">
            <text:p text:style-name="P31">a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5">-</text:p>
          </table:table-cell>
          <table:table-cell table:style-name="Table2.A2" office:value-type="string">
            <text:p text:style-name="P30">-</text:p>
          </table:table-cell>
          <table:table-cell table:style-name="Table2.E2" office:value-type="string">
            <text:p text:style-name="P30">-</text:p>
          </table:table-cell>
        </table:table-row>
        <table:table-row table:style-name="Table2.1"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5">-</text:p>
          </table:table-cell>
          <table:table-cell table:style-name="Table2.A2" office:value-type="string">
            <text:p text:style-name="P30">0xB0</text:p>
          </table:table-cell>
          <table:table-cell table:style-name="Table2.E2" office:value-type="string">
            <text:p text:style-name="P30">-</text:p>
          </table:table-cell>
        </table:table-row>
        <table:table-row table:style-name="Table2.1">
          <table:table-cell table:style-name="Table2.A2" office:value-type="string">
            <text:p text:style-name="P31">c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5">-</text:p>
          </table:table-cell>
          <table:table-cell table:style-name="Table2.A2" office:value-type="string">
            <text:p text:style-name="P30">0xB0</text:p>
          </table:table-cell>
          <table:table-cell table:style-name="Table2.E2" office:value-type="string">
            <text:p text:style-name="P30">-</text:p>
          </table:table-cell>
        </table:table-row>
        <table:table-row table:style-name="Table2.1">
          <table:table-cell table:style-name="Table2.A2" office:value-type="string">
            <text:p text:style-name="P31">d</text:p>
          </table:table-cell>
          <table:table-cell table:style-name="Table2.A2" office:value-type="string">
            <text:p text:style-name="P25">0xAE</text:p>
          </table:table-cell>
          <table:table-cell table:style-name="Table2.A2" office:value-type="string">
            <text:p text:style-name="P25">-</text:p>
          </table:table-cell>
          <table:table-cell table:style-name="Table2.A2" office:value-type="string">
            <text:p text:style-name="P30">0xB0</text:p>
          </table:table-cell>
          <table:table-cell table:style-name="Table2.E2" office:value-type="string">
            <text:p text:style-name="P30">-</text:p>
          </table:table-cell>
        </table:table-row>
        <table:table-row table:style-name="Table2.1">
          <table:table-cell table:style-name="Table2.A2" office:value-type="string">
            <text:p text:style-name="P31">e</text:p>
          </table:table-cell>
          <table:table-cell table:style-name="Table2.A2" office:value-type="string">
            <text:p text:style-name="P25">0xAE</text:p>
          </table:table-cell>
          <table:table-cell table:style-name="Table2.A2" office:value-type="string">
            <text:p text:style-name="P25">-</text:p>
          </table:table-cell>
          <table:table-cell table:style-name="Table2.A2" office:value-type="string">
            <text:p text:style-name="P30">0xB0</text:p>
          </table:table-cell>
          <table:table-cell table:style-name="Table2.E2" office:value-type="string">
            <text:p text:style-name="P30">0xB0</text:p>
          </table:table-cell>
        </table:table-row>
        <table:table-row table:style-name="Table2.1">
          <table:table-cell table:style-name="Table2.A2" office:value-type="string">
            <text:p text:style-name="P31">f</text:p>
          </table:table-cell>
          <table:table-cell table:style-name="Table2.A2" office:value-type="string">
            <text:p text:style-name="P25">0x12</text:p>
          </table:table-cell>
          <table:table-cell table:style-name="Table2.A2" office:value-type="string">
            <text:p text:style-name="P25">-</text:p>
          </table:table-cell>
          <table:table-cell table:style-name="Table2.A2" office:value-type="string">
            <text:p text:style-name="P30">0xB0</text:p>
          </table:table-cell>
          <table:table-cell table:style-name="Table2.E2" office:value-type="string">
            <text:p text:style-name="P30">0xB0</text:p>
          </table:table-cell>
        </table:table-row>
        <table:table-row table:style-name="Table2.1">
          <table:table-cell table:style-name="Table2.A2" office:value-type="string">
            <text:p text:style-name="P31">g</text:p>
          </table:table-cell>
          <table:table-cell table:style-name="Table2.A2" office:value-type="string">
            <text:p text:style-name="P25">0x12</text:p>
          </table:table-cell>
          <table:table-cell table:style-name="Table2.A2" office:value-type="string">
            <text:p text:style-name="P25">0x12</text:p>
          </table:table-cell>
          <table:table-cell table:style-name="Table2.A2" office:value-type="string">
            <text:p text:style-name="P30">0xB0</text:p>
          </table:table-cell>
          <table:table-cell table:style-name="Table2.E2" office:value-type="string">
            <text:p text:style-name="P30">0xB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8:52:23.106969781</meta:creation-date>
    <meta:editing-duration>PT39M10S</meta:editing-duration>
    <meta:editing-cycles>9</meta:editing-cycles>
    <meta:generator>LibreOffice/6.4.6.2$Linux_X86_64 LibreOffice_project/40$Build-2</meta:generator>
    <dc:date>2021-01-11T22:46:12.394332038</dc:date>
    <meta:document-statistic meta:table-count="2" meta:image-count="0" meta:object-count="0" meta:page-count="3" meta:paragraph-count="98" meta:word-count="569" meta:character-count="3058" meta:non-whitespace-character-count="2569"/>
  </office:meta>
</office:document-meta>
</file>